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å konto</text:p>
          </table:table-cell>
          <table:table-cell office:value-type="float" office:value="71700" calcext:value-type="float">
            <text:p>71700</text:p>
          </table:table-cell>
          <table:table-cell/>
          <table:table-cell office:value-type="string" calcext:value-type="string">
            <text:p>Utgifte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us1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Gifteringer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2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Restrerende fotograf</text:p>
          </table:table-cell>
          <table:table-cell office:value-type="float" office:value="19000" calcext:value-type="float">
            <text:p>1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iepenger</text:p>
          </table:table-cell>
          <table:table-cell office:value-type="float" office:value="77546" calcext:value-type="float">
            <text:p>77546</text:p>
          </table:table-cell>
          <table:table-cell/>
          <table:table-cell office:value-type="string" calcext:value-type="string">
            <text:p>Videograf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lskapslokale grunnpris</text:p>
          </table:table-cell>
          <table:table-cell office:value-type="float" office:value="29500" calcext:value-type="float">
            <text:p>29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[.B1]+[.B3]+[.B4]+[.B5]" office:value-type="float" office:value="189246" calcext:value-type="float">
            <text:p>189246</text:p>
          </table:table-cell>
          <table:table-cell/>
          <table:table-cell office:value-type="string" calcext:value-type="string">
            <text:p>Selskap pr. Pers</text:p>
          </table:table-cell>
          <table:table-cell table:formula="of:=220*[.B9]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rke</text:p>
          </table:table-cell>
          <table:table-cell office:value-type="float" office:value="3800" calcext:value-type="float">
            <text:p>3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est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is mat</text:p>
          </table:table-cell>
          <table:table-cell table:formula="of:=([.B11]+[.B12]+[.B13])*[.B9]" office:value-type="float" office:value="30200" calcext:value-type="float">
            <text:p>30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tt rabatt</text:p>
          </table:table-cell>
          <table:table-cell table:number-columns-repeated="2"/>
          <table:table-cell office:value-type="string" calcext:value-type="string">
            <text:p>Band</text:p>
          </table:table-cell>
          <table:table-cell office:value-type="float" office:value="16500" calcext:value-type="float">
            <text:p>16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t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omsterkrans Linde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ag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Bukett Linde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e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jole Linde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ko Linde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rloverbuket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m Brudekjøle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år, sminke brud/forlove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rudebukett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ntrekk Brudgom/Forlover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napphullsblomster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risør brudgom forlover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ynt lokale 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earinly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rviett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lomsteroppsats r.bord</text:p>
          </table:table-cell>
          <table:table-cell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lomster brudparets bord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ny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rdkor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ynt brudebil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ngermat mingling 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koholfri drikke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tobooth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rvitøre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affe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ryllupskake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rtendere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ttmat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3:.E37])" office:value-type="float" office:value="200250" calcext:value-type="float">
            <text:p>200250</text:p>
          </table:table-cell>
          <table:table-cell/>
          <table:table-cell table:formula="of:=[.B7]-[.E38]" office:value-type="float" office:value="-11004" calcext:value-type="float">
            <text:p>-11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0:11:12.390197706</meta:creation-date>
    <dc:date>2019-03-06T20:49:49.822047373</dc:date>
    <meta:editing-duration>PT18M3S</meta:editing-duration>
    <meta:editing-cycles>13</meta:editing-cycles>
    <meta:generator>LibreOffice/6.2.0.3$Linux_X86_64 LibreOffice_project/20$Build-3</meta:generator>
    <meta:document-statistic meta:table-count="1" meta:cell-count="92" meta:object-count="0"/>
  </office:meta>
</office:document-meta>
</file>